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7b541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7b541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17b541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17b541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ِانشِقَاق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إِذَا </text:span><text:span text:style-name="T5">۰</text:span><text:span text:style-name="T2">لسَّمَآءُ èنشَقَّتْ </text:span><text:span text:style-name="T3">(1)</text:span><text:span text:style-name="T2"> وَأَذِنَتْ</text:span></text:p>
      <text:p text:style-name="P3" loext:marker-style-name="T2"/>
      <text:p text:style-name="P4" loext:marker-style-name="T2"><text:span text:style-name="T2">619</text:span></text:p>
      <text:p text:style-name="P2" loext:marker-style-name="T2"><text:span text:style-name="T2">لِرَبِّهَا وَحُقَّتْ </text:span><text:span text:style-name="T3">(2)</text:span><text:span text:style-name="T2"> وَإِذَا </text:span><text:span text:style-name="T5">۰</text:span><text:span text:style-name="T2">لاَرْضضضُ مُدَّتْ </text:span><text:span text:style-name="T3">(3)</text:span><text:span text:style-name="T2"> وَأَلْقَتْ مَا فِيهَا وَتَخَلَّتْ </text:span><text:span text:style-name="T3">(4)</text:span><text:span text:style-name="T2"> وَأَذِنَتْ لِرَبِّهَا وَحُقَّتْؐ </text:span><text:span text:style-name="T3">(5)</text:span><text:span text:style-name="T2"> يَـٰٓأَيُّهَا </text:span><text:span text:style-name="T5">۰</text:span><text:span text:style-name="T2">لِانسَـٰنُ إِنَّــكَ كَادِح٘ اِلَيٰ رَبِّــكَ كَدْحاً فَمُچَقِيهِؐ </text:span><text:span text:style-name="T3">(6)</text:span><text:span text:style-name="T2"> فَأَمَّا مَنُ </text:span><text:span text:style-name="T5">۷</text:span><text:span text:style-name="T2">وتِيَ كِتَـٰبَهُ„ بِيَمِينِهِ” </text:span><text:span text:style-name="T3">(7)</text:span><text:span text:style-name="T2"> فَسَوْفَ يُحَاسَبُ حِسَاباً يَسِيراً </text:span><text:span text:style-name="T3">(8)</text:span><text:span text:style-name="T2"> وَيَنقَلِبُ إِلَــيٰٓ أَهْلِهِ” مَسْرُوراًؐ </text:span><text:span text:style-name="T3">(9)</text:span><text:span text:style-name="T2"> وَأَمَّا مَنُ </text:span><text:span text:style-name="T5">۷</text:span><text:span text:style-name="T2">وتِيَ كِتَـٰبَهُ„ وَرَآءَ ظَهْرۣهِ” </text:span><text:span text:style-name="T3">(10)</text:span><text:span text:style-name="T2"> فَسَوْفَ يَدْعُواْ ثُبُوراً </text:span><text:span text:style-name="T3">(11)</text:span><text:span text:style-name="T2"> وَيُصَلَّــيٰ سَعِيراٗؐ </text:span><text:span text:style-name="T3">(12)</text:span><text:span text:style-name="T2"> اِنَّهُ„ كَانَ فِىٓ أَهْلِهِ” مَسْرُوراٗؐ </text:span><text:span text:style-name="T3">(13)</text:span><text:span text:style-name="T2"> اِنَّهُ„ ظَنَّ أَن لَّــنْ يَّحُورَ </text:span><text:span text:style-name="T3">(14)</text:span><text:span text:style-name="T2"> بَلۭيٰٓؐ إِنَّ رَبَّهُ„ كَانَ بِهِ” بَصِيراًؐ </text:span><text:span text:style-name="T3">(15)</text:span><text:span text:style-name="T2"> © فَلآَ ٱُقْسِمُ بِالشَّفَقِ </text:span><text:span text:style-name="T3">(16)</text:span><text:span text:style-name="T2"> وَاليْلِ وَمَا وَسَقَ </text:span><text:span text:style-name="T3">(17)</text:span><text:span text:style-name="T2"> وَالْقَمَرۣ إِذَا "تَّسَقَ </text:span><text:span text:style-name="T3">(18)</text:span><text:span text:style-name="T2"> لَتَرْكَبُــنَّ طَبَقاٗ عَــن طَبَقٍؐ </text:span><text:span text:style-name="T3">(19)</text:span><text:span text:style-name="T2"> فَمَا لَهُمْ لاَ يُومِنُونَ </text:span><text:span text:style-name="T3">(20)</text:span><text:span text:style-name="T2"> وَإِذَا قُرۣىَٔ عَلَيْهِمُ </text:span><text:span text:style-name="T5">۴</text:span><text:span text:style-name="T2">لْقُرْءَانُ لاَ يَسْجُدُونَؐ </text:span><text:span text:style-name="T3">(21)</text:span><text:span text:style-name="T2"> بَلِ </text:span><text:span text:style-name="T5">۱</text:span><text:span text:style-name="T2">لذِيــنَ كَفَرُواْ يُكَذِّبُونَ </text:span><text:span text:style-name="T3">(22)</text:span><text:span text:style-name="T2"> وَاللَّهُ أَعْلَمُ بِمَا يُوعُونَؐ </text:span><text:span text:style-name="T3">(23)</text:span><text:span text:style-name="T2"> فَبَشِّرْهُم بِعَذَابٖ اَلِيمٖؐ </text:span><text:span text:style-name="T3">(24)</text:span><text:span text:style-name="T2"> اِلاَّ </text:span><text:span text:style-name="T5">۰</text:span><text:span text:style-name="T2">لذِيــنَ ءَامَنُواْ وَعَمِلُواْ </text:span><text:span text:style-name="T5">۴</text:span><text:span text:style-name="T2">ڤصَّـٰڤِحَـٰتِ لَهُمُ; أَجْر٘ غَيْرُ مَمْنُونٍ </text:span><text:span text:style-name="T3">(25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36:23.234441336</meta:creation-date>
    <dc:date>2025-03-03T14:36:32.285801229</dc:date>
    <meta:editing-duration>PT11S</meta:editing-duration>
    <meta:editing-cycles>1</meta:editing-cycles>
    <meta:document-statistic meta:table-count="0" meta:image-count="0" meta:object-count="0" meta:page-count="2" meta:paragraph-count="4" meta:word-count="140" meta:character-count="742" meta:non-whitespace-character-count="606"/>
    <meta:generator>LibreOffice/24.8.2.1$Linux_X86_64 LibreOffice_project/0f794b6e29741098670a3b95d60478a65d05ef13</meta:generator>
  </office:meta>
</office:document-meta>
</file>